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3.738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2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ncerbakesale_even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ung</text:p>
          </table:table-cell>
        </table:table-row>
        <table:table-row table:style-name="ro1">
          <table:table-cell office:value-type="string" calcext:value-type="string">
            <text:p>Zeilennummer 5253: "* OK^1, was willst du?/",</text:p>
          </table:table-cell>
          <table:table-cell table:number-columns-repeated="5"/>
          <table:table-cell office:value-type="string" calcext:value-type="string">
            <text:p>Zeilennummer 5253: "* Alright^1, which one do you wan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Hahahah!^1! Hmmm.../%",</text:p>
          </table:table-cell>
          <table:table-cell table:number-columns-repeated="5"/>
          <table:table-cell office:value-type="string" calcext:value-type="string">
            <text:p>Zeilennummer 5253: "* Hahahah!^1! Hmmm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Warte^1, du kaufst mir was?/",</text:p>
          </table:table-cell>
          <table:table-cell table:number-columns-repeated="5"/>
          <table:table-cell office:value-type="string" calcext:value-type="string">
            <text:p>Zeilennummer 5253: "* Wait^1, you're buying it for m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Du sagtest^1, dass du vorher nichts gegessen hast^1, richtig...?/",</text:p>
          </table:table-cell>
          <table:table-cell table:number-columns-repeated="5"/>
          <table:table-cell office:value-type="string" calcext:value-type="string">
            <text:p>Zeilennummer 5253: "* You said you didn't eat anything earlier^1, right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\\E2* Es ist nervig^1, wenn du zu Tode verhungerst^1, weißte./",</text:p>
          </table:table-cell>
          <table:table-cell table:number-columns-repeated="5"/>
          <table:table-cell office:value-type="string" calcext:value-type="string">
            <text:p>Zeilennummer 5253: "\\E2* It'd be annoying if you starved to death^1, y'know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Wow...!/",</text:p>
          </table:table-cell>
          <table:table-cell table:number-columns-repeated="5"/>
          <table:table-cell office:value-type="string" calcext:value-type="string">
            <text:p>Zeilennummer 5253: "* Wow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Du bist der beste Partner den es gibt^1, Lilane...!/%",</text:p>
          </table:table-cell>
          <table:table-cell table:number-columns-repeated="5"/>
          <table:table-cell office:value-type="string" calcext:value-type="string">
            <text:p>Zeilennummer 5253: "* You're the best teammate ever^1, Purple Girl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Hey^1! Du kannst nicht nichts von uns kaufen!/",</text:p>
          </table:table-cell>
          <table:table-cell table:number-columns-repeated="5"/>
          <table:table-cell office:value-type="string" calcext:value-type="string">
            <text:p>Zeilennummer 5253: "* Hey^1! You can't not buy from u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Hey IDIOT^1!&amp;* Es ist für einen GUTEN ZWECK!/",</text:p>
          </table:table-cell>
          <table:table-cell table:number-columns-repeated="5"/>
          <table:table-cell office:value-type="string" calcext:value-type="string">
            <text:p>Zeilennummer 5253: "* Hey DUMBASS^1!&amp;* It's for a GOOD CAUS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253: "* (Kris kaufen wir einfach eins.)/%",</text:p>
          </table:table-cell>
          <table:table-cell table:number-columns-repeated="5"/>
          <table:table-cell office:value-type="string" calcext:value-type="string">
            <text:p>Zeilennummer 5253: "* (Kris let's just buy one.)/%",</text:p>
          </table:table-cell>
          <table:table-cell table:number-columns-repeated="6"/>
        </table:table-row>
      </table:table>
      <table:table table:name="lancerbattle2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833: "* (... ich gehe einfach hierlang.)/%",</text:p>
          </table:table-cell>
          <table:table-cell table:number-columns-repeated="5"/>
          <table:table-cell office:value-type="string" calcext:value-type="string">
            <text:p>Zeilennummer 2833: "* (... I'll just go this way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(... nun^1, das ist eine Sackgasse...)/%",</text:p>
          </table:table-cell>
          <table:table-cell table:number-columns-repeated="5"/>
          <table:table-cell office:value-type="string" calcext:value-type="string">
            <text:p>Zeilennummer 2833: "* (... well^1, that's a dead end..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(Da..^1. das ist Lancers Stimme!)/%",</text:p>
          </table:table-cell>
          <table:table-cell table:number-columns-repeated="5"/>
          <table:table-cell office:value-type="string" calcext:value-type="string">
            <text:p>Zeilennummer 2833: "* (Th..^1. That's Lancer's voice!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Verdammt^1, noch eins dieser Dinger.../%",</text:p>
          </table:table-cell>
          <table:table-cell table:number-columns-repeated="5"/>
          <table:table-cell office:value-type="string" calcext:value-type="string">
            <text:p>Zeilennummer 2833: "* Damn^1, not another one of thes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(... vielleicht sollte ich nochmal Kris fragen...)/%",</text:p>
          </table:table-cell>
          <table:table-cell table:number-columns-repeated="5"/>
          <table:table-cell office:value-type="string" calcext:value-type="string">
            <text:p>Zeilennummer 2833: "* (... maybe I should go back and ask Kris..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um sicher zu sein^1, dass.../%",</text:p>
          </table:table-cell>
          <table:table-cell table:number-columns-repeated="5"/>
          <table:table-cell office:value-type="string" calcext:value-type="string">
            <text:p>Zeilennummer 2833: "* ... and make sure the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9* (Lancer...)/%",</text:p>
          </table:table-cell>
          <table:table-cell table:number-columns-repeated="5"/>
          <table:table-cell office:value-type="string" calcext:value-type="string">
            <text:p>Zeilennummer 2833: "\\E9* (Lancer..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(ich..^1. mache es einfach selbst!)/%",</text:p>
          </table:table-cell>
          <table:table-cell table:number-columns-repeated="5"/>
          <table:table-cell office:value-type="string" calcext:value-type="string">
            <text:p>Zeilennummer 2833: "* (I'll..^1. just do it myself!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Verstanden^1? Sie sollen in ihren Zellen bleiben./",</text:p>
          </table:table-cell>
          <table:table-cell table:number-columns-repeated="5"/>
          <table:table-cell office:value-type="string" calcext:value-type="string">
            <text:p>Zeilennummer 2833: "* Understand^1? They have to stay in their cell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Lasst Sie nicht entkommen./",</text:p>
          </table:table-cell>
          <table:table-cell table:number-columns-repeated="5"/>
          <table:table-cell office:value-type="string" calcext:value-type="string">
            <text:p>Zeilennummer 2833: "* The Lightners can't be allowed to escap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Vor allem die Lilane nicht./",</text:p>
          </table:table-cell>
          <table:table-cell table:number-columns-repeated="5"/>
          <table:table-cell office:value-type="string" calcext:value-type="string">
            <text:p>Zeilennummer 2833: "* ... Especially the purple on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Lancer?/%",</text:p>
          </table:table-cell>
          <table:table-cell table:number-columns-repeated="5"/>
          <table:table-cell office:value-type="string" calcext:value-type="string">
            <text:p>Zeilennummer 2833: "* ... Lancer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S... Susie?/",</text:p>
          </table:table-cell>
          <table:table-cell table:number-columns-repeated="5"/>
          <table:table-cell office:value-type="string" calcext:value-type="string">
            <text:p>Zeilennummer 2833: "* S... Susi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w-was tust du hier...?/%",</text:p>
          </table:table-cell>
          <table:table-cell table:number-columns-repeated="5"/>
          <table:table-cell office:value-type="string" calcext:value-type="string">
            <text:p>Zeilennummer 2833: "* ... w-what are you doing here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9* Lancer^1, Kris und Ralsei sind noch eingesperrt.../",</text:p>
          </table:table-cell>
          <table:table-cell table:number-columns-repeated="5"/>
          <table:table-cell office:value-type="string" calcext:value-type="string">
            <text:p>Zeilennummer 2833: "\\E9* Lancer^1, Kris and Ralsei are still locked up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..^1. Ich weiß./",</text:p>
          </table:table-cell>
          <table:table-cell table:number-columns-repeated="5"/>
          <table:table-cell office:value-type="string" calcext:value-type="string">
            <text:p>Zeilennummer 2833: "* I..^1. I know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.../%",</text:p>
          </table:table-cell>
          <table:table-cell table:number-columns-repeated="5"/>
          <table:table-cell office:value-type="string" calcext:value-type="string">
            <text:p>Zeilennummer 2833: "* I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ch war derjenige^1, der euch einsperren ließ./",</text:p>
          </table:table-cell>
          <table:table-cell table:number-columns-repeated="5"/>
          <table:table-cell office:value-type="string" calcext:value-type="string">
            <text:p>Zeilennummer 2833: "* I was the one who told my troops to put you down he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5* Um.../",</text:p>
          </table:table-cell>
          <table:table-cell table:number-columns-repeated="5"/>
          <table:table-cell office:value-type="string" calcext:value-type="string">
            <text:p>Zeilennummer 2833: "\\E5* T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6* Um euch hier zu behalten./",</text:p>
          </table:table-cell>
          <table:table-cell table:number-columns-repeated="5"/>
          <table:table-cell office:value-type="string" calcext:value-type="string">
            <text:p>Zeilennummer 2833: "\\E6* To keep you down he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5* Für immer./%",</text:p>
          </table:table-cell>
          <table:table-cell table:number-columns-repeated="5"/>
          <table:table-cell office:value-type="string" calcext:value-type="string">
            <text:p>Zeilennummer 2833: "\\E5* Foreve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L..^1. Lancer..^1. du..^1. du.../",</text:p>
          </table:table-cell>
          <table:table-cell table:number-columns-repeated="5"/>
          <table:table-cell office:value-type="string" calcext:value-type="string">
            <text:p>Zeilennummer 2833: "* L..^1. Lancer..^1. you..^1. you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Du wolltest uns loswerden...?/",</text:p>
          </table:table-cell>
          <table:table-cell table:number-columns-repeated="5"/>
          <table:table-cell office:value-type="string" calcext:value-type="string">
            <text:p>Zeilennummer 2833: "* You wanted to get rid of us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C* Ich dachte wir sind ein Team./",</text:p>
          </table:table-cell>
          <table:table-cell table:number-columns-repeated="5"/>
          <table:table-cell office:value-type="string" calcext:value-type="string">
            <text:p>Zeilennummer 2833: "\\EC* I thought we were a tea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..^1. Ich kann das erklären^1, Susie.../%",</text:p>
          </table:table-cell>
          <table:table-cell table:number-columns-repeated="5"/>
          <table:table-cell office:value-type="string" calcext:value-type="string">
            <text:p>Zeilennummer 2833: "* I..^1. I can explain^1, Susi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0* Nah./",</text:p>
          </table:table-cell>
          <table:table-cell table:number-columns-repeated="5"/>
          <table:table-cell office:value-type="string" calcext:value-type="string">
            <text:p>Zeilennummer 2833: "\\E0* Na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st gut./",</text:p>
          </table:table-cell>
          <table:table-cell table:number-columns-repeated="5"/>
          <table:table-cell office:value-type="string" calcext:value-type="string">
            <text:p>Zeilennummer 2833: "* It's fin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Es ist eigentlich alles gut./",</text:p>
          </table:table-cell>
          <table:table-cell table:number-columns-repeated="5"/>
          <table:table-cell office:value-type="string" calcext:value-type="string">
            <text:p>Zeilennummer 2833: "* It's fine^1, actuall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Du brauchst nichts mehr zu sagen./",</text:p>
          </table:table-cell>
          <table:table-cell table:number-columns-repeated="5"/>
          <table:table-cell office:value-type="string" calcext:value-type="string">
            <text:p>Zeilennummer 2833: "* You don't have to say anything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ch..^1. versteh's./",</text:p>
          </table:table-cell>
          <table:table-cell table:number-columns-repeated="5"/>
          <table:table-cell office:value-type="string" calcext:value-type="string">
            <text:p>Zeilennummer 2833: "* I..^1. get i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ch versteh's^1, weißt du./%",</text:p>
          </table:table-cell>
          <table:table-cell table:number-columns-repeated="5"/>
          <table:table-cell office:value-type="string" calcext:value-type="string">
            <text:p>Zeilennummer 2833: "* I get it^1, y'know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Warum sollte sich irgendjemand.../",</text:p>
          </table:table-cell>
          <table:table-cell table:number-columns-repeated="5"/>
          <table:table-cell office:value-type="string" calcext:value-type="string">
            <text:p>Zeilennummer 2833: "* Why would anyon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1* ... mit mir anfreunden?/%",</text:p>
          </table:table-cell>
          <table:table-cell table:number-columns-repeated="5"/>
          <table:table-cell office:value-type="string" calcext:value-type="string">
            <text:p>Zeilennummer 2833: "\\E1* ... really wanna be my friend anyway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Susie^1, das ist nicht-/",</text:p>
          </table:table-cell>
          <table:table-cell table:number-columns-repeated="5"/>
          <table:table-cell office:value-type="string" calcext:value-type="string">
            <text:p>Zeilennummer 2833: "* Susie^1, that's not-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Klappe./",</text:p>
          </table:table-cell>
          <table:table-cell table:number-columns-repeated="5"/>
          <table:table-cell office:value-type="string" calcext:value-type="string">
            <text:p>Zeilennummer 2833: "* Shut up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Aber-/",</text:p>
          </table:table-cell>
          <table:table-cell table:number-columns-repeated="5"/>
          <table:table-cell office:value-type="string" calcext:value-type="string">
            <text:p>Zeilennummer 2833: "* But -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KLAPPE!/%",</text:p>
          </table:table-cell>
          <table:table-cell table:number-columns-repeated="5"/>
          <table:table-cell office:value-type="string" calcext:value-type="string">
            <text:p>Zeilennummer 2833: "* SHUT UP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Geh mir aus dem Weg./",</text:p>
          </table:table-cell>
          <table:table-cell table:number-columns-repeated="5"/>
          <table:table-cell office:value-type="string" calcext:value-type="string">
            <text:p>Zeilennummer 2833: "* Get out of my wa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%",</text:p>
          </table:table-cell>
          <table:table-cell table:number-columns-repeated="5"/>
          <table:table-cell office:value-type="string" calcext:value-type="string">
            <text:p>Zeilennummer 2833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VERSTEHST DU MICH^1?&amp;* GEH MIR AUS DEM WEG./",</text:p>
          </table:table-cell>
          <table:table-cell table:number-columns-repeated="5"/>
          <table:table-cell office:value-type="string" calcext:value-type="string">
            <text:p>Zeilennummer 2833: "* Did you HEAR ME^1?&amp;* GET OUT OF MY WA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5* N..^1. nein./%",</text:p>
          </table:table-cell>
          <table:table-cell table:number-columns-repeated="5"/>
          <table:table-cell office:value-type="string" calcext:value-type="string">
            <text:p>Zeilennummer 2833: "\\E5* N..^1. no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Hast du MICH NICHT VERSTANDEN...?/",</text:p>
          </table:table-cell>
          <table:table-cell table:number-columns-repeated="5"/>
          <table:table-cell office:value-type="string" calcext:value-type="string">
            <text:p>Zeilennummer 2833: "* Did you not HEAR M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1* Mann^1, ich wollte dich warnen.../%",</text:p>
          </table:table-cell>
          <table:table-cell table:number-columns-repeated="5"/>
          <table:table-cell office:value-type="string" calcext:value-type="string">
            <text:p>Zeilennummer 2833: "\\E1* Man^1, I tried to warn you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Also^1, denk nicht^1, dass ich eine Art von Schuld zeigen werde.../%",</text:p>
          </table:table-cell>
          <table:table-cell table:number-columns-repeated="5"/>
          <table:table-cell office:value-type="string" calcext:value-type="string">
            <text:p>Zeilennummer 2833: "* So^1, don't expect me to feel guilt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wenn man dich vom Boden kratzen muss./%",</text:p>
          </table:table-cell>
          <table:table-cell table:number-columns-repeated="5"/>
          <table:table-cell office:value-type="string" calcext:value-type="string">
            <text:p>Zeilennummer 2833: "* ... when they have to clean you off the floo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S..^1. Susie...?/",</text:p>
          </table:table-cell>
          <table:table-cell table:number-columns-repeated="5"/>
          <table:table-cell office:value-type="string" calcext:value-type="string">
            <text:p>Zeilennummer 2833: "* S..^1. Susi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D..^1. du hast nicht getroffen.../%",</text:p>
          </table:table-cell>
          <table:table-cell table:number-columns-repeated="5"/>
          <table:table-cell office:value-type="string" calcext:value-type="string">
            <text:p>Zeilennummer 2833: "* Y..^1. you missed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.../",</text:p>
          </table:table-cell>
          <table:table-cell table:number-columns-repeated="5"/>
          <table:table-cell office:value-type="string" calcext:value-type="string">
            <text:p>Zeilennummer 2833: "*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0* Ich will dich nicht umbringen^1, Kumpel./",</text:p>
          </table:table-cell>
          <table:table-cell table:number-columns-repeated="5"/>
          <table:table-cell office:value-type="string" calcext:value-type="string">
            <text:p>Zeilennummer 2833: "\\E0* I don't wanna kill you^1, ma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C* Beweg dich einfach^1. Bitte./%",</text:p>
          </table:table-cell>
          <table:table-cell table:number-columns-repeated="5"/>
          <table:table-cell office:value-type="string" calcext:value-type="string">
            <text:p>Zeilennummer 2833: "\\EC* Just move^1. Pleas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A..^1. Aber Susie^1, wenn ihr geht..^1. dann.../",</text:p>
          </table:table-cell>
          <table:table-cell table:number-columns-repeated="5"/>
          <table:table-cell office:value-type="string" calcext:value-type="string">
            <text:p>Zeilennummer 2833: "* B..^1. But Susie^1, if I let you guys go..^1. then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B* Dann werdet ihr meinen Vater verhauen^1 und..^1. und.../",</text:p>
          </table:table-cell>
          <table:table-cell table:number-columns-repeated="5"/>
          <table:table-cell office:value-type="string" calcext:value-type="string">
            <text:p>Zeilennummer 2833: "\\EB* Then you and my dad will fight^1, and..^1. and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A* Euch gegenseitig umbringen./%",</text:p>
          </table:table-cell>
          <table:table-cell table:number-columns-repeated="5"/>
          <table:table-cell office:value-type="string" calcext:value-type="string">
            <text:p>Zeilennummer 2833: "\\EA* You'll kill each othe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aber wenn ihr hier bleibt, .../",</text:p>
          </table:table-cell>
          <table:table-cell table:number-columns-repeated="5"/>
          <table:table-cell office:value-type="string" calcext:value-type="string">
            <text:p>Zeilennummer 2833: "* ... at least if you stay her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wird niemand verletzt./%",</text:p>
          </table:table-cell>
          <table:table-cell table:number-columns-repeated="5"/>
          <table:table-cell office:value-type="string" calcext:value-type="string">
            <text:p>Zeilennummer 2833: "* Neither of you will get hur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",</text:p>
          </table:table-cell>
          <table:table-cell table:number-columns-repeated="5"/>
          <table:table-cell office:value-type="string" calcext:value-type="string">
            <text:p>Zeilennummer 2833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Dann werde I..^1. I.../%",</text:p>
          </table:table-cell>
          <table:table-cell table:number-columns-repeated="5"/>
          <table:table-cell office:value-type="string" calcext:value-type="string">
            <text:p>Zeilennummer 2833: "* Then I..^1. I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ch ihn nicht umbringen^1. Versprochen./",</text:p>
          </table:table-cell>
          <table:table-cell table:number-columns-repeated="5"/>
          <table:table-cell office:value-type="string" calcext:value-type="string">
            <text:p>Zeilennummer 2833: "* I won't kill him^1. Promis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C* Er und ich^1, wir werden nur^1, ühm.../",</text:p>
          </table:table-cell>
          <table:table-cell table:number-columns-repeated="5"/>
          <table:table-cell office:value-type="string" calcext:value-type="string">
            <text:p>Zeilennummer 2833: "\\EC* Me and him^1, we'll just^1, um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D* Miteinander reden^1. Freundlich^1. Weißt du./%",</text:p>
          </table:table-cell>
          <table:table-cell table:number-columns-repeated="5"/>
          <table:table-cell office:value-type="string" calcext:value-type="string">
            <text:p>Zeilennummer 2833: "\\ED* Talk it out^1. Peaceful-style^1. Y'know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.../",</text:p>
          </table:table-cell>
          <table:table-cell table:number-columns-repeated="5"/>
          <table:table-cell office:value-type="string" calcext:value-type="string">
            <text:p>Zeilennummer 2833: "*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5* Ich denke nicht^1, dass mein Vater daran gefallen findet.../%",</text:p>
          </table:table-cell>
          <table:table-cell table:number-columns-repeated="5"/>
          <table:table-cell office:value-type="string" calcext:value-type="string">
            <text:p>Zeilennummer 2833: "\\E5* I don't think my dad would like that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Hey^1, Lancer^1! Komm schon!/",</text:p>
          </table:table-cell>
          <table:table-cell table:number-columns-repeated="5"/>
          <table:table-cell office:value-type="string" calcext:value-type="string">
            <text:p>Zeilennummer 2833: "* Hey^1, Lancer^1! C'mon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Wir sind ein Team^1, richtig!?/",</text:p>
          </table:table-cell>
          <table:table-cell table:number-columns-repeated="5"/>
          <table:table-cell office:value-type="string" calcext:value-type="string">
            <text:p>Zeilennummer 2833: "* We're a team^1, right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Nichts hält uns auf^1! Niemand besiegt uns^1! OK?/",</text:p>
          </table:table-cell>
          <table:table-cell table:number-columns-repeated="5"/>
          <table:table-cell office:value-type="string" calcext:value-type="string">
            <text:p>Zeilennummer 2833: "* Nothing can stop us^1! Fighting or not^1! Alrigh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/%",</text:p>
          </table:table-cell>
          <table:table-cell table:number-columns-repeated="5"/>
          <table:table-cell office:value-type="string" calcext:value-type="string">
            <text:p>Zeilennummer 2833: "* 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Yeah^1! Yeah^1, du hast recht...!/",</text:p>
          </table:table-cell>
          <table:table-cell table:number-columns-repeated="5"/>
          <table:table-cell office:value-type="string" calcext:value-type="string">
            <text:p>Zeilennummer 2833: "* ... Yeah^1! Yeah^1, you're right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Wir haben es zu versuchen!/",</text:p>
          </table:table-cell>
          <table:table-cell table:number-columns-repeated="5"/>
          <table:table-cell office:value-type="string" calcext:value-type="string">
            <text:p>Zeilennummer 2833: "* We might as well try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2* Und ich kann auch helfen!/",</text:p>
          </table:table-cell>
          <table:table-cell table:number-columns-repeated="5"/>
          <table:table-cell office:value-type="string" calcext:value-type="string">
            <text:p>Zeilennummer 2833: "\\E2* I can help^1, too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3* Ich werde mit meinem Vater sprechen^1!/",</text:p>
          </table:table-cell>
          <table:table-cell table:number-columns-repeated="5"/>
          <table:table-cell office:value-type="string" calcext:value-type="string">
            <text:p>Zeilennummer 2833: "\\E3* I'll go talk to my dad^1! Ripen him up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Hey^1, Das ist eine gute Idee!/",</text:p>
          </table:table-cell>
          <table:table-cell table:number-columns-repeated="5"/>
          <table:table-cell office:value-type="string" calcext:value-type="string">
            <text:p>Zeilennummer 2833: "* Hey^1, now we're getting somewher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Ich gehe sofort hin!!!/%",</text:p>
          </table:table-cell>
          <table:table-cell table:number-columns-repeated="5"/>
          <table:table-cell office:value-type="string" calcext:value-type="string">
            <text:p>Zeilennummer 2833: "* I'll head over right now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S..^1. Susie?/%",</text:p>
          </table:table-cell>
          <table:table-cell table:number-columns-repeated="5"/>
          <table:table-cell office:value-type="string" calcext:value-type="string">
            <text:p>Zeilennummer 2833: "* S..^1. Susi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... Yeah?/%",</text:p>
          </table:table-cell>
          <table:table-cell table:number-columns-repeated="5"/>
          <table:table-cell office:value-type="string" calcext:value-type="string">
            <text:p>Zeilennummer 2833: "* ... Yeah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Sind.../",</text:p>
          </table:table-cell>
          <table:table-cell table:number-columns-repeated="5"/>
          <table:table-cell office:value-type="string" calcext:value-type="string">
            <text:p>Zeilennummer 2833: "* Ar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7* Sind wir immer noch Freunde?/",</text:p>
          </table:table-cell>
          <table:table-cell table:number-columns-repeated="5"/>
          <table:table-cell office:value-type="string" calcext:value-type="string">
            <text:p>Zeilennummer 2833: "\\E7* Are we still friends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H... Huh?/",</text:p>
          </table:table-cell>
          <table:table-cell table:number-columns-repeated="5"/>
          <table:table-cell office:value-type="string" calcext:value-type="string">
            <text:p>Zeilennummer 2833: "* H... Huh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6* Ab...^1. Aber klar doch^1! ich meine^1, wenn du willst!/%",</text:p>
          </table:table-cell>
          <table:table-cell table:number-columns-repeated="5"/>
          <table:table-cell office:value-type="string" calcext:value-type="string">
            <text:p>Zeilennummer 2833: "\\E6* Of..^1. Of course^1! I mean^1, if you wanna b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Puh^1! Man sieht sich!!/%",</text:p>
          </table:table-cell>
          <table:table-cell table:number-columns-repeated="5"/>
          <table:table-cell office:value-type="string" calcext:value-type="string">
            <text:p>Zeilennummer 2833: "* Phew^1! See you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* (... wie kann ich seinen Vater denn umgehen...?)/",</text:p>
          </table:table-cell>
          <table:table-cell table:number-columns-repeated="5"/>
          <table:table-cell office:value-type="string" calcext:value-type="string">
            <text:p>Zeilennummer 2833: "* (... how am I gonna get past his dad like that...?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833: "\\ED* (K... Komm schon^1, ich werde es noch herausfinden!)/%",</text:p>
          </table:table-cell>
          <table:table-cell table:number-columns-repeated="5"/>
          <table:table-cell office:value-type="string" calcext:value-type="string">
            <text:p>Zeilennummer 2833: "\\ED* (C... C'mon^1, I'll figure something out!)/%",</text:p>
          </table:table-cell>
          <table:table-cell table:number-columns-repeated="6"/>
        </table:table-row>
      </table:table>
      <table:table table:name="lancerboss" table:style-name="ta1"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68: "* LANCER - ANG 7 VRT 1&amp;* Der Spaten^1, sorry^1, Das Pik des Könighauses./",</text:p>
          </table:table-cell>
          <table:table-cell table:number-columns-repeated="7"/>
          <table:table-cell office:value-type="string" calcext:value-type="string">
            <text:p>Zeilennummer 568: "* LANCER - AT 7 DF 1&amp;* Not to call a spade a spade^1, but he's a spad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Nicht alt genug, um ein Motor- rad zu fahren^1, deswegen hat er sein Rad in Brand gesetzt./%",</text:p>
          </table:table-cell>
          <table:table-cell table:number-columns-repeated="7"/>
          <table:table-cell office:value-type="string" calcext:value-type="string">
            <text:p>Zeilennummer 568: "* Not old enough to ride a motorcycle^1, so he set his bike on fir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Halt, Clowns!&amp;Mein Motorrad&amp;ist voller&amp;Sieg!!!",</text:p>
          </table:table-cell>
          <table:table-cell table:number-columns-repeated="7"/>
          <table:table-cell office:value-type="string" calcext:value-type="string">
            <text:p>Zeilennummer 568: "Halt, clowns!&amp;This bike is&amp;fueled by&amp;victory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Ich Weiß nicht wie ich die Axt bekam^1, aber^1, sie ist cool.",</text:p>
          </table:table-cell>
          <table:table-cell table:number-columns-repeated="7"/>
          <table:table-cell office:value-type="string" calcext:value-type="string">
            <text:p>Zeilennummer 568: "* Dunno how I got an ax but^1, like^1, that's cool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Du sagst Lancer, dass er auf Susis attacken aufpassen soll^1.&amp;* Er bereitet sich vor./%",</text:p>
          </table:table-cell>
          <table:table-cell table:number-columns-repeated="7"/>
          <table:table-cell office:value-type="string" calcext:value-type="string">
            <text:p>Zeilennummer 568: "* You tell Lancer to watch out for Susie's attack^1.&amp;* He readies himself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ich mag es &amp;besiegt zu &amp;werden...Spaß!&amp;Ihr aber!!",</text:p>
          </table:table-cell>
          <table:table-cell table:number-columns-repeated="7"/>
          <table:table-cell office:value-type="string" calcext:value-type="string">
            <text:p>Zeilennummer 568: "I love to get&amp;thrashed...&amp;Just kidding!&amp;That's you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 rast weg.",</text:p>
          </table:table-cell>
          <table:table-cell table:number-columns-repeated="7"/>
          <table:table-cell office:value-type="string" calcext:value-type="string">
            <text:p>Zeilennummer 568: "* Lancer's riding it ou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Du sagst Lancer, dass du keinen Unterschied zwischen Kleidung und Figur siehst./",</text:p>
          </table:table-cell>
          <table:table-cell table:number-columns-repeated="7"/>
          <table:table-cell office:value-type="string" calcext:value-type="string">
            <text:p>Zeilennummer 568: "* You tell Lancer you can't tell the difference between his clothes and his bod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Er sieht wohler aus..^1.&amp;* Die ATTACKEN machen weniger schaden!/%",</text:p>
          </table:table-cell>
          <table:table-cell table:number-columns-repeated="7"/>
          <table:table-cell office:value-type="string" calcext:value-type="string">
            <text:p>Zeilennummer 568: "* He seems flattered..^1.&amp;* His ATTACK POWER went down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Oh! Meine Emo-&amp;tionen drehen&amp;die Reifis&amp;meines Rads",</text:p>
          </table:table-cell>
          <table:table-cell table:number-columns-repeated="7"/>
          <table:table-cell office:value-type="string" calcext:value-type="string">
            <text:p>Zeilennummer 568: "Oh! You make&amp;my feelings&amp;do wheelies!&amp;Sweet wheely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Du versuchst LANCER weiter zu schmeicheln,.../",</text:p>
          </table:table-cell>
          <table:table-cell table:number-columns-repeated="7"/>
          <table:table-cell office:value-type="string" calcext:value-type="string">
            <text:p>Zeilennummer 568: "* You try to compliment LANCER agai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Aber er denkt, dass es nicht ernst gemeint ist^1.&amp;* Er macht mehr schaden!/%",</text:p>
          </table:table-cell>
          <table:table-cell table:number-columns-repeated="7"/>
          <table:table-cell office:value-type="string" calcext:value-type="string">
            <text:p>Zeilennummer 568: "* But he sees it as insincere^1.&amp;* His ATTACK POWER goes back up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Merkst du nich,&amp;dass ich meine&amp;Emotionen&amp;verstecken?",</text:p>
          </table:table-cell>
          <table:table-cell table:number-columns-repeated="7"/>
          <table:table-cell office:value-type="string" calcext:value-type="string">
            <text:p>Zeilennummer 568: "Did you not&amp;realize I can&amp;mask my self-&amp;esteem levels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Du schmeichelst LANCER^1.&amp;* Nun ist er verwirrt./",</text:p>
          </table:table-cell>
          <table:table-cell table:number-columns-repeated="7"/>
          <table:table-cell office:value-type="string" calcext:value-type="string">
            <text:p>Zeilennummer 568: "* You compliment LANCER^1.&amp;* He gets confused as to your sincerit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Nun geht seine kraft weder^1, hoch noch runter, sondern weg...?/%",</text:p>
          </table:table-cell>
          <table:table-cell table:number-columns-repeated="7"/>
          <table:table-cell office:value-type="string" calcext:value-type="string">
            <text:p>Zeilennummer 568: "* Instead of going up or down^1, his ATTACK power goes sideways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Stop!! Meine&amp;Personlichkeit&amp;ist zu&amp;tief!!!",</text:p>
          </table:table-cell>
          <table:table-cell table:number-columns-repeated="7"/>
          <table:table-cell office:value-type="string" calcext:value-type="string">
            <text:p>Zeilennummer 568: "Stop!! My&amp;personality's&amp;getting too&amp;deep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Du sagst irgendtwas^1.&amp;* Lancer absorbiert sie in die Haut./%",</text:p>
          </table:table-cell>
          <table:table-cell table:number-columns-repeated="7"/>
          <table:table-cell office:value-type="string" calcext:value-type="string">
            <text:p>Zeilennummer 568: "* You say some kind words^1.&amp;* Lancer absorbs them into his skin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Also was&amp;macht ihr&amp;hiernach???",</text:p>
          </table:table-cell>
          <table:table-cell table:number-columns-repeated="7"/>
          <table:table-cell office:value-type="string" calcext:value-type="string">
            <text:p>Zeilennummer 568: "So what are&amp;you guys doing&amp;after this??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 denkt an Chips.",</text:p>
          </table:table-cell>
          <table:table-cell table:number-columns-repeated="7"/>
          <table:table-cell office:value-type="string" calcext:value-type="string">
            <text:p>Zeilennummer 568: "* Lancer is thinking about chip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's Motorrad ist nur ein Feurgefangenes Rad.",</text:p>
          </table:table-cell>
          <table:table-cell table:number-columns-repeated="7"/>
          <table:table-cell office:value-type="string" calcext:value-type="string">
            <text:p>Zeilennummer 568: "* Lancer's motorcycle is actually just a bike that's on fir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Hohoho!!!&amp;ich bin der &amp;bad guy!",</text:p>
          </table:table-cell>
          <table:table-cell table:number-columns-repeated="7"/>
          <table:table-cell office:value-type="string" calcext:value-type="string">
            <text:p>Zeilennummer 568: "Hohoho!!!&amp;I'm the bad&amp;guy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 wechselt irgenwie das Getriebe^1, um anzugeben.",</text:p>
          </table:table-cell>
          <table:table-cell table:number-columns-repeated="7"/>
          <table:table-cell office:value-type="string" calcext:value-type="string">
            <text:p>Zeilennummer 568: "* Lancer switches gears randomly to appear competen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 sieht siegessicher aus.",</text:p>
          </table:table-cell>
          <table:table-cell table:number-columns-repeated="7"/>
          <table:table-cell office:value-type="string" calcext:value-type="string">
            <text:p>Zeilennummer 568: "* Lancer revs vicious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* Lancer lacht als er dran dachte eure hilfe zuverwenden!/%",</text:p>
          </table:table-cell>
          <table:table-cell table:number-columns-repeated="7"/>
          <table:table-cell office:value-type="string" calcext:value-type="string">
            <text:p>Zeilennummer 568: "* Lancer laughs at the idea he would need your help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Warte^1!&amp;Warte mal!/",</text:p>
          </table:table-cell>
          <table:table-cell table:number-columns-repeated="7"/>
          <table:table-cell office:value-type="string" calcext:value-type="string">
            <text:p>Zeilennummer 568: "Wait^1!&amp;Wait a secon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Mein Tank&amp;ist bald&amp;leer...!/",</text:p>
          </table:table-cell>
          <table:table-cell table:number-columns-repeated="7"/>
          <table:table-cell office:value-type="string" calcext:value-type="string">
            <text:p>Zeilennummer 568: "My bike's&amp;running&amp;out of&amp;fuel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Ok,&amp;Ihr Punks!/",</text:p>
          </table:table-cell>
          <table:table-cell table:number-columns-repeated="7"/>
          <table:table-cell office:value-type="string" calcext:value-type="string">
            <text:p>Zeilennummer 568: "Alright,&amp;you punk-&amp;a-roo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Jetzt hattet &amp;Ihr nochmal &amp;Glück gehabt^1, aber.../",</text:p>
          </table:table-cell>
          <table:table-cell table:number-columns-repeated="7"/>
          <table:table-cell office:value-type="string" calcext:value-type="string">
            <text:p>Zeilennummer 568: "You had the&amp;luck of the&amp;draw this&amp;time^1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aber bald^1,&amp;seid IHR &amp;die Loser!!/",</text:p>
          </table:table-cell>
          <table:table-cell table:number-columns-repeated="7"/>
          <table:table-cell office:value-type="string" calcext:value-type="string">
            <text:p>Zeilennummer 568: "Next time^1,&amp;the losers&amp;will be&amp;YOU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Hahaha!!^1!&amp;Tschau^1, ihr &amp;Loser!!/",</text:p>
          </table:table-cell>
          <table:table-cell table:number-columns-repeated="7"/>
          <table:table-cell office:value-type="string" calcext:value-type="string">
            <text:p>Zeilennummer 568: "Hahaha!!^1!&amp;Bye^1, losers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568: "ich muss&amp;nachhause&amp;es ist &amp;Essenszeit!!!/%",</text:p>
          </table:table-cell>
          <table:table-cell table:number-columns-repeated="7"/>
          <table:table-cell office:value-type="string" calcext:value-type="string">
            <text:p>Zeilennummer 568: "I gotta get&amp;home before&amp;dinner!!!/%",</text:p>
          </table:table-cell>
          <table:table-cell table:number-columns-repeated="7"/>
        </table:table-row>
      </table:table>
      <table:table table:name="lancerboss2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882: "* ...",</text:p>
          </table:table-cell>
          <table:table-cell table:number-columns-repeated="5"/>
          <table:table-cell office:value-type="string" calcext:value-type="string">
            <text:p>Zeilennummer 2882: "* ...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Hey, willste&amp;sehen^1, was&amp;mit Betrügern&amp;geschieht?/%",</text:p>
          </table:table-cell>
          <table:table-cell table:number-columns-repeated="5"/>
          <table:table-cell office:value-type="string" calcext:value-type="string">
            <text:p>Zeilennummer 2882: "Hey, wanna&amp;see what&amp;happens to&amp;traitors?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Sie.&amp;Werden.&amp;Vernichtet./%",</text:p>
          </table:table-cell>
          <table:table-cell table:number-columns-repeated="5"/>
          <table:table-cell office:value-type="string" calcext:value-type="string">
            <text:p>Zeilennummer 2882: "They.&amp;Get.&amp;Crushed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Wenn du nicht&amp;abhaust&amp;werde.../",</text:p>
          </table:table-cell>
          <table:table-cell table:number-columns-repeated="5"/>
          <table:table-cell office:value-type="string" calcext:value-type="string">
            <text:p>Zeilennummer 2882: "If you don't&amp;get out of&amp;the way..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...ich dich&amp;umbringen./%",</text:p>
          </table:table-cell>
          <table:table-cell table:number-columns-repeated="5"/>
          <table:table-cell office:value-type="string" calcext:value-type="string">
            <text:p>Zeilennummer 2882: "...I'll&amp;kill you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Verstanden?&amp;ich BRINGE&amp;dich UM./%",</text:p>
          </table:table-cell>
          <table:table-cell table:number-columns-repeated="5"/>
          <table:table-cell office:value-type="string" calcext:value-type="string">
            <text:p>Zeilennummer 2882: "Get it?&amp;I'll KILL&amp;you.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Heh...&amp;Daneben,&amp;Idiot!/%",</text:p>
          </table:table-cell>
          <table:table-cell table:number-columns-repeated="5"/>
          <table:table-cell office:value-type="string" calcext:value-type="string">
            <text:p>Zeilennummer 2882: "Heh...&amp;You missed,&amp;idiot!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... moment, &amp;warum wehrst&amp;du nicht...?/%",</text:p>
          </table:table-cell>
          <table:table-cell table:number-columns-repeated="5"/>
          <table:table-cell office:value-type="string" calcext:value-type="string">
            <text:p>Zeilennummer 2882: "... wait, why&amp;aren't you&amp;fighting&amp;back...?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... Heh, denk-&amp;st du, es&amp;INTERESSIERT &amp;MICH?/",</text:p>
          </table:table-cell>
          <table:table-cell table:number-columns-repeated="5"/>
          <table:table-cell office:value-type="string" calcext:value-type="string">
            <text:p>Zeilennummer 2882: "... Heh, you&amp;think I&amp;CARE?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Wenn du dich&amp;hinlegen und&amp;sterben willst.../",</text:p>
          </table:table-cell>
          <table:table-cell table:number-columns-repeated="5"/>
          <table:table-cell office:value-type="string" calcext:value-type="string">
            <text:p>Zeilennummer 2882: "If you just&amp;wanna lie&amp;down and&amp;die?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machst du&amp;mir meine Auf-&amp;gabe viel &amp;leichter!/%",</text:p>
          </table:table-cell>
          <table:table-cell table:number-columns-repeated="5"/>
          <table:table-cell office:value-type="string" calcext:value-type="string">
            <text:p>Zeilennummer 2882: "You're just&amp;making it&amp;easier for&amp;me!/%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........&amp;OK,&amp;es ist&amp;genug./",</text:p>
          </table:table-cell>
          <table:table-cell table:number-columns-repeated="5"/>
          <table:table-cell office:value-type="string" calcext:value-type="string">
            <text:p>Zeilennummer 2882: "........&amp;Alright,&amp;that's&amp;enough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Wenn du&amp;so gerne&amp;sterben willst.../",</text:p>
          </table:table-cell>
          <table:table-cell table:number-columns-repeated="5"/>
          <table:table-cell office:value-type="string" calcext:value-type="string">
            <text:p>Zeilennummer 2882: "If you&amp;wanna die&amp;so much...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882: "DANN STIRB!/%",</text:p>
          </table:table-cell>
          <table:table-cell table:number-columns-repeated="5"/>
          <table:table-cell office:value-type="string" calcext:value-type="string">
            <text:p>Zeilennummer 2882: "THEN DIE!/%",</text:p>
          </table:table-cell>
          <table:table-cell table:number-columns-repeated="5"/>
        </table:table-row>
      </table:table>
      <table:table table:name="lancerboss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461: "Dieses Rad&amp;ist voller&amp;ÜBEL ...und&amp;Freundschaft!",</text:p>
          </table:table-cell>
          <table:table-cell table:number-columns-repeated="6"/>
          <table:table-cell office:value-type="string" calcext:value-type="string">
            <text:p>Zeilennummer 2461: "This bike is&amp;fueled by&amp;EVIL! ...and&amp;friendship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Hey!!&amp;Hey Susie!!&amp;schau,&amp;schau!!",</text:p>
          </table:table-cell>
          <table:table-cell table:number-columns-repeated="6"/>
          <table:table-cell office:value-type="string" calcext:value-type="string">
            <text:p>Zeilennummer 2461: "Hey!!&amp;Hey Susie!!&amp;Watch me,&amp;watch me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Passt auf&amp;eure luxuriosen&amp;Melonen&amp;auf!!!",</text:p>
          </table:table-cell>
          <table:table-cell table:number-columns-repeated="6"/>
          <table:table-cell office:value-type="string" calcext:value-type="string">
            <text:p>Zeilennummer 2461: "Prepare for&amp;smashing, you&amp;luxurious&amp;melons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Angst! Schreck!&amp;Das ist die&amp;Kraft der Fiesen!&amp;(Nett, 'ne?)",</text:p>
          </table:table-cell>
          <table:table-cell table:number-columns-repeated="6"/>
          <table:table-cell office:value-type="string" calcext:value-type="string">
            <text:p>Zeilennummer 2461: "Horror! Pain!&amp;The power of&amp;REAL bad guys!&amp;(Nice, huh?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Oh!!!&amp;Es&amp;klappt&amp;bei mir!!!",</text:p>
          </table:table-cell>
          <table:table-cell table:number-columns-repeated="6"/>
          <table:table-cell office:value-type="string" calcext:value-type="string">
            <text:p>Zeilennummer 2461: "Oh!!!&amp;It's&amp;working&amp;on me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Wirklich!^1?&amp;Das ist &amp;schlecht!",</text:p>
          </table:table-cell>
          <table:table-cell table:number-columns-repeated="6"/>
          <table:table-cell office:value-type="string" calcext:value-type="string">
            <text:p>Zeilennummer 2461: "Really!^1?&amp;That's bad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Hee hee!&amp;ich bin &amp;vollkommen &amp;unwissend!",</text:p>
          </table:table-cell>
          <table:table-cell table:number-columns-repeated="6"/>
          <table:table-cell office:value-type="string" calcext:value-type="string">
            <text:p>Zeilennummer 2461: "Hee hee!&amp;I'm bliss-&amp;-fully&amp;ignorant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versuchst Lancer zu überzeugen^1, den Kampf zu stoppen./",</text:p>
          </table:table-cell>
          <table:table-cell table:number-columns-repeated="6"/>
          <table:table-cell office:value-type="string" calcext:value-type="string">
            <text:p>Zeilennummer 2461: "* You tried convincing Lancer not to figh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wirkt überzeugter!/%",</text:p>
          </table:table-cell>
          <table:table-cell table:number-columns-repeated="6"/>
          <table:table-cell office:value-type="string" calcext:value-type="string">
            <text:p>Zeilennummer 2461: "* Lancer started to become convinc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sagst Lancer^1, dass du ein Wurm Picknick planst./",</text:p>
          </table:table-cell>
          <table:table-cell table:number-columns-repeated="6"/>
          <table:table-cell office:value-type="string" calcext:value-type="string">
            <text:p>Zeilennummer 2461: "* You told Lancer you'd give him a picnic basket of worm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wirkt fast voll überzeugt!/%",</text:p>
          </table:table-cell>
          <table:table-cell table:number-columns-repeated="6"/>
          <table:table-cell office:value-type="string" calcext:value-type="string">
            <text:p>Zeilennummer 2461: "* Lancer became almost fully convinc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sagst Lancer^1, dass du mit ihn auskommen willst!/",</text:p>
          </table:table-cell>
          <table:table-cell table:number-columns-repeated="6"/>
          <table:table-cell office:value-type="string" calcext:value-type="string">
            <text:p>Zeilennummer 2461: "* You told Lancer you just want to get alo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Es ist die Entscheidung^1, der Freundlichkeit!/%",</text:p>
          </table:table-cell>
          <table:table-cell table:number-columns-repeated="6"/>
          <table:table-cell office:value-type="string" calcext:value-type="string">
            <text:p>Zeilennummer 2461: "* It's the decisive kindnes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sagst Lancer^1, dass du schneller mit ihn auskommen willst!/",</text:p>
          </table:table-cell>
          <table:table-cell table:number-columns-repeated="6"/>
          <table:table-cell office:value-type="string" calcext:value-type="string">
            <text:p>Zeilennummer 2461: "* You told Lancer you want to get along really fas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ie Schallwellen erreichen Lancer sofort!/%",</text:p>
          </table:table-cell>
          <table:table-cell table:number-columns-repeated="6"/>
          <table:table-cell office:value-type="string" calcext:value-type="string">
            <text:p>Zeilennummer 2461: "* The soundwaves reached Lancer instantl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bittest Ralsei^1, logisch zu argumentieren./",</text:p>
          </table:table-cell>
          <table:table-cell table:number-columns-repeated="6"/>
          <table:table-cell office:value-type="string" calcext:value-type="string">
            <text:p>Zeilennummer 2461: "* You told Ralsei to logically best Lancer and Susi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Ihr zwei^1, wenn der Kampf weitergeht, dann.../",</text:p>
          </table:table-cell>
          <table:table-cell table:number-columns-repeated="6"/>
          <table:table-cell office:value-type="string" calcext:value-type="string">
            <text:p>Zeilennummer 2461: "* You two^1, if we don't stop fighting, the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6* ... verletzt sich jemand!/",</text:p>
          </table:table-cell>
          <table:table-cell table:number-columns-repeated="6"/>
          <table:table-cell office:value-type="string" calcext:value-type="string">
            <text:p>Zeilennummer 2461: "\\E6* ... Someone might get hur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(Lancer wirkt überzeugter^1! Es funktioniert!)/%",</text:p>
          </table:table-cell>
          <table:table-cell table:number-columns-repeated="6"/>
          <table:table-cell office:value-type="string" calcext:value-type="string">
            <text:p>Zeilennummer 2461: "* (Lancer became more convinced^1! It's working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bittest Ralsei ein schnelles Kompliment zugeben!/",</text:p>
          </table:table-cell>
          <table:table-cell table:number-columns-repeated="6"/>
          <table:table-cell office:value-type="string" calcext:value-type="string">
            <text:p>Zeilennummer 2461: "* You told Ralsei to compliment Lancer really fas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bisteinesehrnettepersonweistdu?!/",</text:p>
          </table:table-cell>
          <table:table-cell table:number-columns-repeated="6"/>
          <table:table-cell office:value-type="string" calcext:value-type="string">
            <text:p>Zeilennummer 2461: "* You'rereallyaswellpersonyouknowthat?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ie Schallwellen erreichen Lancer sofort!/%",</text:p>
          </table:table-cell>
          <table:table-cell table:number-columns-repeated="6"/>
          <table:table-cell office:value-type="string" calcext:value-type="string">
            <text:p>Zeilennummer 2461: "* The soundwaves reached Lancer instantly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(Aber Susie schafft es^1, die Schallwellen abzuhalten!)/",</text:p>
          </table:table-cell>
          <table:table-cell table:number-columns-repeated="6"/>
          <table:table-cell office:value-type="string" calcext:value-type="string">
            <text:p>Zeilennummer 2461: "* (But Susie blocked the soundwaves before they reached Lancer!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Versuch jemanden zu überzeugen^1, der dich NICHT VERSTEHT!/%",</text:p>
          </table:table-cell>
          <table:table-cell table:number-columns-repeated="6"/>
          <table:table-cell office:value-type="string" calcext:value-type="string">
            <text:p>Zeilennummer 2461: "* Try convincing someone that can't HEAR YOU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Wirklich!?&amp;Das ist&amp;genau,&amp;was ich&amp;\\cWwollte!!!",</text:p>
          </table:table-cell>
          <table:table-cell table:number-columns-repeated="6"/>
          <table:table-cell office:value-type="string" calcext:value-type="string">
            <text:p>Zeilennummer 2461: "Really!?&amp;It's just&amp;what I&amp;wanted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Hee hee!&amp;ich bin &amp;vollkommen &amp;unwissend!",</text:p>
          </table:table-cell>
          <table:table-cell table:number-columns-repeated="6"/>
          <table:table-cell office:value-type="string" calcext:value-type="string">
            <text:p>Zeilennummer 2461: "Hee hee!&amp;I'm bliss-&amp;-fully&amp;ignorant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Keine sorge&amp;Radchen&amp;gleich darfst&amp;du in die Heia...",</text:p>
          </table:table-cell>
          <table:table-cell table:number-columns-repeated="6"/>
          <table:table-cell office:value-type="string" calcext:value-type="string">
            <text:p>Zeilennummer 2461: "Don't worry&amp;Bikey, I'll&amp;put you to&amp;bed soon..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fuhr weg.",</text:p>
          </table:table-cell>
          <table:table-cell table:number-columns-repeated="6"/>
          <table:table-cell office:value-type="string" calcext:value-type="string">
            <text:p>Zeilennummer 2461: "* Lancer's riding it ou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denkt an Chips.",</text:p>
          </table:table-cell>
          <table:table-cell table:number-columns-repeated="6"/>
          <table:table-cell office:value-type="string" calcext:value-type="string">
            <text:p>Zeilennummer 2461: "* Lancer is thinking about chip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s Motorrad ist eigentlich nur ein entflammtes Fahrad.",</text:p>
          </table:table-cell>
          <table:table-cell table:number-columns-repeated="6"/>
          <table:table-cell office:value-type="string" calcext:value-type="string">
            <text:p>Zeilennummer 2461: "* Lancer's motorcycle is actually just a bike that's on fir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schaltet willkürlich^1, um kompetent zu wirken.",</text:p>
          </table:table-cell>
          <table:table-cell table:number-columns-repeated="6"/>
          <table:table-cell office:value-type="string" calcext:value-type="string">
            <text:p>Zeilennummer 2461: "* Lancer switches gears randomly to appear competen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dreht sich fies.",</text:p>
          </table:table-cell>
          <table:table-cell table:number-columns-repeated="6"/>
          <table:table-cell office:value-type="string" calcext:value-type="string">
            <text:p>Zeilennummer 2461: "* Lancer revs vicious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LANCER - AT 7 VT 1&amp;* Pass auf!!^1! Er ist mit Freundschaft geboosted!/%",</text:p>
          </table:table-cell>
          <table:table-cell table:number-columns-repeated="6"/>
          <table:table-cell office:value-type="string" calcext:value-type="string">
            <text:p>Zeilennummer 2461: "* LANCER - AT 7 DF 1&amp;* Watch out!!^1! He's boosted by friendship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Au^1, alles&amp;tut mir weh!",</text:p>
          </table:table-cell>
          <table:table-cell table:number-columns-repeated="6"/>
          <table:table-cell office:value-type="string" calcext:value-type="string">
            <text:p>Zeilennummer 2461: "Ow^1, my&amp;guts hurt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Oh^1, was&amp;ein wunderbarer&amp;song!!!",</text:p>
          </table:table-cell>
          <table:table-cell table:number-columns-repeated="6"/>
          <table:table-cell office:value-type="string" calcext:value-type="string">
            <text:p>Zeilennummer 2461: "Oh^1, what a&amp;beautiful&amp;song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0w.../",</text:p>
          </table:table-cell>
          <table:table-cell table:number-columns-repeated="6"/>
          <table:table-cell office:value-type="string" calcext:value-type="string">
            <text:p>Zeilennummer 2461: "* Ow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Hey^1, HEY^1! Genug ist genug!/",</text:p>
          </table:table-cell>
          <table:table-cell table:number-columns-repeated="6"/>
          <table:table-cell office:value-type="string" calcext:value-type="string">
            <text:p>Zeilennummer 2461: "* Hey^1, HEY^1! Enough's enough alread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Wenn du ihn nochmal haust^1, verletzt du ihn vielleicht!/",</text:p>
          </table:table-cell>
          <table:table-cell table:number-columns-repeated="6"/>
          <table:table-cell office:value-type="string" calcext:value-type="string">
            <text:p>Zeilennummer 2461: "* If you hit him any more^1, you might really hurt him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0* ... Lancer^1, bist du OK...?/",</text:p>
          </table:table-cell>
          <table:table-cell table:number-columns-repeated="6"/>
          <table:table-cell office:value-type="string" calcext:value-type="string">
            <text:p>Zeilennummer 2461: "\\E0* ... Lancer^1, you OK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M..^1. Mir geht es gut^1, Susie!/",</text:p>
          </table:table-cell>
          <table:table-cell table:number-columns-repeated="6"/>
          <table:table-cell office:value-type="string" calcext:value-type="string">
            <text:p>Zeilennummer 2461: "* I..^1. I'm fine^1, Susi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7* Ich bin innerlich..^1. nur etwas durcheinnander./",</text:p>
          </table:table-cell>
          <table:table-cell table:number-columns-repeated="6"/>
          <table:table-cell office:value-type="string" calcext:value-type="string">
            <text:p>Zeilennummer 2461: "\\E7* My insides are just..^1. a little mixed up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Nun gut^1, fein^1! ihr gewinnt!/",</text:p>
          </table:table-cell>
          <table:table-cell table:number-columns-repeated="6"/>
          <table:table-cell office:value-type="string" calcext:value-type="string">
            <text:p>Zeilennummer 2461: "* Alright^1, fine^1! You guys win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(Kris^1, vielleicht sollten wir es einfacher machen...)/%",</text:p>
          </table:table-cell>
          <table:table-cell table:number-columns-repeated="6"/>
          <table:table-cell office:value-type="string" calcext:value-type="string">
            <text:p>Zeilennummer 2461: "* (Kris^1, maybe we should have taken it easier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bittest Ralsei den Feinden ein kompliment zugeben!/",</text:p>
          </table:table-cell>
          <table:table-cell table:number-columns-repeated="6"/>
          <table:table-cell office:value-type="string" calcext:value-type="string">
            <text:p>Zeilennummer 2461: "* You told Ralsei to compliment the enemi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Ihr zwei seid ein großartiges Team! ich bin stolz!/",</text:p>
          </table:table-cell>
          <table:table-cell table:number-columns-repeated="6"/>
          <table:table-cell office:value-type="string" calcext:value-type="string">
            <text:p>Zeilennummer 2461: "* You two look like a really great team! I'm prou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(Lancer ist etwas überzeugter!)/%",</text:p>
          </table:table-cell>
          <table:table-cell table:number-columns-repeated="6"/>
          <table:table-cell office:value-type="string" calcext:value-type="string">
            <text:p>Zeilennummer 2461: "* (Lancer started to become a little convinced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Oh!!!&amp;Es&amp;funktioniert&amp;bei mir!!!",</text:p>
          </table:table-cell>
          <table:table-cell table:number-columns-repeated="6"/>
          <table:table-cell office:value-type="string" calcext:value-type="string">
            <text:p>Zeilennummer 2461: "Oh!!!&amp;It's&amp;working&amp;on me!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versuchst Lancer zu sagen^1, dass du seinen Harrstil magst.../",</text:p>
          </table:table-cell>
          <table:table-cell table:number-columns-repeated="6"/>
          <table:table-cell office:value-type="string" calcext:value-type="string">
            <text:p>Zeilennummer 2461: "* You tried telling Lancer you like his hai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Er scheint überzeugter zu sein!/%",</text:p>
          </table:table-cell>
          <table:table-cell table:number-columns-repeated="6"/>
          <table:table-cell office:value-type="string" calcext:value-type="string">
            <text:p>Zeilennummer 2461: "* Lancer became even more convince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Danke,&amp;die sind&amp;natürlich!",</text:p>
          </table:table-cell>
          <table:table-cell table:number-columns-repeated="6"/>
          <table:table-cell office:value-type="string" calcext:value-type="string">
            <text:p>Zeilennummer 2461: "Thanks,&amp;it's all&amp;natural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bittest Ralsei den Feinden zu helfen!/",</text:p>
          </table:table-cell>
          <table:table-cell table:number-columns-repeated="6"/>
          <table:table-cell office:value-type="string" calcext:value-type="string">
            <text:p>Zeilennummer 2461: "* You told Ralsei to offer his services to the enemi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Ihr zwei^1, wenn ihr das hier sein lasst^1, kann ich^1, um.../",</text:p>
          </table:table-cell>
          <table:table-cell table:number-columns-repeated="6"/>
          <table:table-cell office:value-type="string" calcext:value-type="string">
            <text:p>Zeilennummer 2461: "* You two^1, if we stop fighting^1, then I could^1, u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8* Euer Haar flechten!/",</text:p>
          </table:table-cell>
          <table:table-cell table:number-columns-repeated="6"/>
          <table:table-cell office:value-type="string" calcext:value-type="string">
            <text:p>Zeilennummer 2461: "\\E8* I could braid your hai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(Lancer ist fast vollkommen überzeugt!)/%",</text:p>
          </table:table-cell>
          <table:table-cell table:number-columns-repeated="6"/>
          <table:table-cell office:value-type="string" calcext:value-type="string">
            <text:p>Zeilennummer 2461: "* (Lancer became almost fully convinced!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Wow, ich&amp;sehe&amp;wunderbar&amp;aus!!",</text:p>
          </table:table-cell>
          <table:table-cell table:number-columns-repeated="6"/>
          <table:table-cell office:value-type="string" calcext:value-type="string">
            <text:p>Zeilennummer 2461: "Wow, I'll&amp;look&amp;amazing!!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Im ganzen^1, mag ich euch zwei^1 und.../",</text:p>
          </table:table-cell>
          <table:table-cell table:number-columns-repeated="6"/>
          <table:table-cell office:value-type="string" calcext:value-type="string">
            <text:p>Zeilennummer 2461: "* You told Ralsei to deal the final blow of kindnes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Du bittest Ralsei^1, denn letzten Akt der Nettigkeit zu vollführen!/",</text:p>
          </table:table-cell>
          <table:table-cell table:number-columns-repeated="6"/>
          <table:table-cell office:value-type="string" calcext:value-type="string">
            <text:p>Zeilennummer 2461: "* In summary^1, I like you two^1, an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8* Ich denke wir sollten miteinander klarkommen!/%",</text:p>
          </table:table-cell>
          <table:table-cell table:number-columns-repeated="6"/>
          <table:table-cell office:value-type="string" calcext:value-type="string">
            <text:p>Zeilennummer 2461: "\\E8* I think we should all just get along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Uh oh./",</text:p>
          </table:table-cell>
          <table:table-cell table:number-columns-repeated="6"/>
          <table:table-cell office:value-type="string" calcext:value-type="string">
            <text:p>Zeilennummer 2461: "* Uh o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Was los^1, Kumpel?/",</text:p>
          </table:table-cell>
          <table:table-cell table:number-columns-repeated="6"/>
          <table:table-cell office:value-type="string" calcext:value-type="string">
            <text:p>Zeilennummer 2461: "* What's wrong^1, dud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Ich fange langsam an^1, die Gegner nicht zuhassen...!/",</text:p>
          </table:table-cell>
          <table:table-cell table:number-columns-repeated="6"/>
          <table:table-cell office:value-type="string" calcext:value-type="string">
            <text:p>Zeilennummer 2461: "* I accidentally started liking the enemies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3* Wenn ich sie nur sehe wird mir ganz weich./",</text:p>
          </table:table-cell>
          <table:table-cell table:number-columns-repeated="6"/>
          <table:table-cell office:value-type="string" calcext:value-type="string">
            <text:p>Zeilennummer 2461: "\\E3* Now seeing them just makes me feel round and sof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4* Schlechte Atmospähre für einen Kampf^1, ne?/",</text:p>
          </table:table-cell>
          <table:table-cell table:number-columns-repeated="6"/>
          <table:table-cell office:value-type="string" calcext:value-type="string">
            <text:p>Zeilennummer 2461: "\\E4* Bad atmosphere for battle^1, thoug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* .../",</text:p>
          </table:table-cell>
          <table:table-cell table:number-columns-repeated="6"/>
          <table:table-cell office:value-type="string" calcext:value-type="string">
            <text:p>Zeilennummer 246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1* Nun^1, wenn du nicht willst,/",</text:p>
          </table:table-cell>
          <table:table-cell table:number-columns-repeated="6"/>
          <table:table-cell office:value-type="string" calcext:value-type="string">
            <text:p>Zeilennummer 2461: "\\E1* Well^1, if you don't wanna fight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0* Habe ich auch keinen Grund hierzu^1, denke ich./",</text:p>
          </table:table-cell>
          <table:table-cell table:number-columns-repeated="6"/>
          <table:table-cell office:value-type="string" calcext:value-type="string">
            <text:p>Zeilennummer 2461: "\\E0* There's no point^1, I gu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2461: "\\E2* Kampf vorbei!/%",</text:p>
          </table:table-cell>
          <table:table-cell table:number-columns-repeated="6"/>
          <table:table-cell office:value-type="string" calcext:value-type="string">
            <text:p>Zeilennummer 2461: "\\E2* Battle's over!/%",</text:p>
          </table:table-cell>
          <table:table-cell table:number-columns-repeated="7"/>
        </table:table-row>
      </table:table>
      <table:table table:name="lancerchase2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Englisch</text:p>
          </table:table-cell>
          <table:table-cell table:number-columns-repeated="3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711: "* Die des Lichtvolks greifen das Schloss an...!/",</text:p>
          </table:table-cell>
          <table:table-cell table:number-columns-repeated="4"/>
          <table:table-cell office:value-type="string" calcext:value-type="string">
            <text:p>Zeilennummer 2711: "* The Lightners are approaching the castle...!/"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ilennummer 2711: "* Fangt sie...!/%",</text:p>
          </table:table-cell>
          <table:table-cell table:number-columns-repeated="4"/>
          <table:table-cell office:value-type="string" calcext:value-type="string">
            <text:p>Zeilennummer 2711: "* Get them...!/%",</text:p>
          </table:table-cell>
          <table:table-cell table:number-columns-repeated="5"/>
        </table:table-row>
      </table:table>
      <table:table table:name="lancerchaseevent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4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15: "* Hey^1, Kris^1.&amp;* Da oben beobachtet uns jemand./",</text:p>
          </table:table-cell>
          <table:table-cell table:number-columns-repeated="4"/>
          <table:table-cell office:value-type="string" calcext:value-type="string">
            <text:p>Zeilennummer 415: "* Hey^1, Kris^1.&amp;* There's someone up there waving at u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5: "* Irgendeine Ahnung^1, was er will...?/%",</text:p>
          </table:table-cell>
          <table:table-cell table:number-columns-repeated="4"/>
          <table:table-cell office:value-type="string" calcext:value-type="string">
            <text:p>Zeilennummer 415: "* Any idea what they want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415: "* R-renn^1, Kris!/%",</text:p>
          </table:table-cell>
          <table:table-cell table:number-columns-repeated="4"/>
          <table:table-cell office:value-type="string" calcext:value-type="string">
            <text:p>Zeilennummer 415: "* R-run^1, Kris!/%",</text:p>
          </table:table-cell>
          <table:table-cell table:number-columns-repeated="6"/>
        </table:table-row>
      </table:table>
      <table:table table:name="lancerscare2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594: "* Ha ha ha..^1.&amp;* Ihr habt endlich das \\cRGROßE BRETT\\cW erreicht?/",</text:p>
          </table:table-cell>
          <table:table-cell table:number-columns-repeated="6"/>
          <table:table-cell office:value-type="string" calcext:value-type="string">
            <text:p>Zeilennummer 1594: "* Ha ha ha..^1.&amp;* So you've begun to cross the GREAT BOAR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Und somit das halbe Abenteuer beendet^1.&amp;* Hmm..^1. beeindruckend./",</text:p>
          </table:table-cell>
          <table:table-cell table:number-columns-repeated="6"/>
          <table:table-cell office:value-type="string" calcext:value-type="string">
            <text:p>Zeilennummer 1594: "* The halfway point to our castle^1.&amp;* Hmm..^1. impressiv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Aber^1, es ist eine Schande^1.../%",</text:p>
          </table:table-cell>
          <table:table-cell table:number-columns-repeated="6"/>
          <table:table-cell office:value-type="string" calcext:value-type="string">
            <text:p>Zeilennummer 1594: "* So^1, it's a shame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Sass ihr nicht weiterkommt!!!/",</text:p>
          </table:table-cell>
          <table:table-cell table:number-columns-repeated="6"/>
          <table:table-cell office:value-type="string" calcext:value-type="string">
            <text:p>Zeilennummer 1594: "* You won't make it a step further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Denn meine \\cRLEUTE\\cW verwandeln euch in Blut!/",</text:p>
          </table:table-cell>
          <table:table-cell table:number-columns-repeated="6"/>
          <table:table-cell office:value-type="string" calcext:value-type="string">
            <text:p>Zeilennummer 1594: "* 'Cause my GUYS are about to smash you into bloo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Eine Menge Blut^1!&amp;* Spritzendes Blut!&amp;* Und das grob und gemein!/%",</text:p>
          </table:table-cell>
          <table:table-cell table:number-columns-repeated="6"/>
          <table:table-cell office:value-type="string" calcext:value-type="string">
            <text:p>Zeilennummer 1594: "* Lots of blood^1!&amp;* Splooshing blood!&amp;* Very gross and ba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Hey^1, Lilane^1, war das Gruseliger?/",</text:p>
          </table:table-cell>
          <table:table-cell table:number-columns-repeated="6"/>
          <table:table-cell office:value-type="string" calcext:value-type="string">
            <text:p>Zeilennummer 1594: "* Hey^1, purple girl^1, was that scarie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Warum fragst du MICH!?/",</text:p>
          </table:table-cell>
          <table:table-cell table:number-columns-repeated="6"/>
          <table:table-cell office:value-type="string" calcext:value-type="string">
            <text:p>Zeilennummer 1594: "* Why are you asking ME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Weil du sehr Cool bist, im gemein sein!/",</text:p>
          </table:table-cell>
          <table:table-cell table:number-columns-repeated="6"/>
          <table:table-cell office:value-type="string" calcext:value-type="string">
            <text:p>Zeilennummer 1594: "* Because you're really cool at being terrifyin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3* Ich will so gruselig sein wie du!/%",</text:p>
          </table:table-cell>
          <table:table-cell table:number-columns-repeated="6"/>
          <table:table-cell office:value-type="string" calcext:value-type="string">
            <text:p>Zeilennummer 1594: "\\E3* I wanna be as scary as you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Du..^1.&amp;* Willst so sein wie ICH?/",</text:p>
          </table:table-cell>
          <table:table-cell table:number-columns-repeated="6"/>
          <table:table-cell office:value-type="string" calcext:value-type="string">
            <text:p>Zeilennummer 1594: "* You..^1.&amp;* Want to be like M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Yeah!!!/",</text:p>
          </table:table-cell>
          <table:table-cell table:number-columns-repeated="6"/>
          <table:table-cell office:value-type="string" calcext:value-type="string">
            <text:p>Zeilennummer 1594: "* Yeah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Nun^1, das ist dumm./",</text:p>
          </table:table-cell>
          <table:table-cell table:number-columns-repeated="6"/>
          <table:table-cell office:value-type="string" calcext:value-type="string">
            <text:p>Zeilennummer 1594: "* Well^1, that's stup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2* .../",</text:p>
          </table:table-cell>
          <table:table-cell table:number-columns-repeated="6"/>
          <table:table-cell office:value-type="string" calcext:value-type="string">
            <text:p>Zeilennummer 1594: "\\E2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0* Aber^1, ühm^1, die neue Lache <text:s/>ist gar nicht mal so furchtbar./",</text:p>
          </table:table-cell>
          <table:table-cell table:number-columns-repeated="6"/>
          <table:table-cell office:value-type="string" calcext:value-type="string">
            <text:p>Zeilennummer 1594: "\\E0* But^1, umm^1, the new laugh isn't as awfu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2* Und als du sagtest du verwandelst uns in Blut war^1, uh^1, cool./",</text:p>
          </table:table-cell>
          <table:table-cell table:number-columns-repeated="6"/>
          <table:table-cell office:value-type="string" calcext:value-type="string">
            <text:p>Zeilennummer 1594: "\\E2* And saying you'd turn us into blood is^1, uh^1, coo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0* ... doch was willst du mit dem^1 Eimer?/",</text:p>
          </table:table-cell>
          <table:table-cell table:number-columns-repeated="6"/>
          <table:table-cell office:value-type="string" calcext:value-type="string">
            <text:p>Zeilennummer 1594: "\\E0* ... what the hell is up with the bucket^1, thoug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Da pack ich das Blut rein./",</text:p>
          </table:table-cell>
          <table:table-cell table:number-columns-repeated="6"/>
          <table:table-cell office:value-type="string" calcext:value-type="string">
            <text:p>Zeilennummer 1594: "* It's to put the blood i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Oh./",</text:p>
          </table:table-cell>
          <table:table-cell table:number-columns-repeated="6"/>
          <table:table-cell office:value-type="string" calcext:value-type="string">
            <text:p>Zeilennummer 1594: "* O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Yeah^1. Ich darf kein^1, uh^1, Schmutz machen./",</text:p>
          </table:table-cell>
          <table:table-cell table:number-columns-repeated="6"/>
          <table:table-cell office:value-type="string" calcext:value-type="string">
            <text:p>Zeilennummer 1594: "* Yeah^1, I'm not^1, uh^1, supposed to make a m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3* Aber^1, das Feedback war hilfreich! ich finde mich schon gruseliger!/",</text:p>
          </table:table-cell>
          <table:table-cell table:number-columns-repeated="6"/>
          <table:table-cell office:value-type="string" calcext:value-type="string">
            <text:p>Zeilennummer 1594: "\\E3* Anyway^1, thanks for your feedback! I'm really feeling scar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... ühmm^1, kein Problem^1, denke ich^1.&amp;* Haha./%",</text:p>
          </table:table-cell>
          <table:table-cell table:number-columns-repeated="6"/>
          <table:table-cell office:value-type="string" calcext:value-type="string">
            <text:p>Zeilennummer 1594: "* ... ummm^1, no problem^1, I guess^1.&amp;* Haha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... also werdet ihr uns nun attackieren^1, oder.../",</text:p>
          </table:table-cell>
          <table:table-cell table:number-columns-repeated="6"/>
          <table:table-cell office:value-type="string" calcext:value-type="string">
            <text:p>Zeilennummer 1594: "* ... so are your guys gonna attack us^1, or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2* ... Oh^1!&amp;* Yeah!/",</text:p>
          </table:table-cell>
          <table:table-cell table:number-columns-repeated="6"/>
          <table:table-cell office:value-type="string" calcext:value-type="string">
            <text:p>Zeilennummer 1594: "\\E2* ... Oh^1!&amp;* Yeah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6* ... ich hab vor Aufregung^1, vergessen welche mitzubringen./",</text:p>
          </table:table-cell>
          <table:table-cell table:number-columns-repeated="6"/>
          <table:table-cell office:value-type="string" calcext:value-type="string">
            <text:p>Zeilennummer 1594: "\\E6* ... I was so excited I forgot to bring any guy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1* Aber \\cRbald\\cW^1, wird das euer \\cREnde\\cW sein!/%",</text:p>
          </table:table-cell>
          <table:table-cell table:number-columns-repeated="6"/>
          <table:table-cell office:value-type="string" calcext:value-type="string">
            <text:p>Zeilennummer 1594: "\\E1* But NEXT TIME^1, it'll be the END for--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Hey^1, ich nenne euch ja immer \\cYCLOWN\\cWs.../",</text:p>
          </table:table-cell>
          <table:table-cell table:number-columns-repeated="6"/>
          <table:table-cell office:value-type="string" calcext:value-type="string">
            <text:p>Zeilennummer 1594: "* Hey^1, I've just been calling you guys \\cYCLOWN\\cW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\\E0* Habt ihr eigentlich einen \\cYOFFIZIELLEN NAMEN\\cW?/",</text:p>
          </table:table-cell>
          <table:table-cell table:number-columns-repeated="6"/>
          <table:table-cell office:value-type="string" calcext:value-type="string">
            <text:p>Zeilennummer 1594: "\\E0* Does your team have an \\cYOFFICIAL NAME\\cW or someth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Oh^1, Kris^1, wir sollten uns einen Namen geben!/",</text:p>
          </table:table-cell>
          <table:table-cell table:number-columns-repeated="6"/>
          <table:table-cell office:value-type="string" calcext:value-type="string">
            <text:p>Zeilennummer 1594: "* Oh^1, Kris^1, we should come up with a nam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NEIN^1, sollten wir NICHT./",</text:p>
          </table:table-cell>
          <table:table-cell table:number-columns-repeated="6"/>
          <table:table-cell office:value-type="string" calcext:value-type="string">
            <text:p>Zeilennummer 1594: "* No^1, we shouldn'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Dann ist es entschieden^1!&amp;* Jeder packt einen Namen in den Eimer!/%",</text:p>
          </table:table-cell>
          <table:table-cell table:number-columns-repeated="6"/>
          <table:table-cell office:value-type="string" calcext:value-type="string">
            <text:p>Zeilennummer 1594: "* Then it's decided^1!&amp;* Everyone puts a name in the bucke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.../%",</text:p>
          </table:table-cell>
          <table:table-cell table:number-columns-repeated="6"/>
          <table:table-cell office:value-type="string" calcext:value-type="string">
            <text:p>Zeilennummer 1594: "* 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594: "* Nun^1, das war komisch./%",</text:p>
          </table:table-cell>
          <table:table-cell table:number-columns-repeated="6"/>
          <table:table-cell office:value-type="string" calcext:value-type="string">
            <text:p>Zeilennummer 1594: "* Well^1, that was weird./%",</text:p>
          </table:table-cell>
          <table:table-cell table:number-columns-repeated="7"/>
        </table:table-row>
      </table:table>
      <table:table table:name="lancerslideevent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2"/>
          <table:table-cell office:value-type="string" calcext:value-type="string">
            <text:p>Englisch</text:p>
          </table:table-cell>
          <table:table-cell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418: "* Kris^1, hier runter!/%",</text:p>
          </table:table-cell>
          <table:table-cell table:number-columns-repeated="2"/>
          <table:table-cell office:value-type="string" calcext:value-type="string">
            <text:p>Zeilennummer 418: "* Kris^1, down here!/%",</text:p>
          </table:table-cell>
          <table:table-cell table:number-columns-repeated="3"/>
        </table:table-row>
      </table:table>
      <table:table table:name="scarelancerevent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447: "* Nun^1, was seh ich da!/",</text:p>
          </table:table-cell>
          <table:table-cell table:number-columns-repeated="6"/>
          <table:table-cell office:value-type="string" calcext:value-type="string">
            <text:p>Zeilennummer 1447: "* Well^1, flip my flapjack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Die \\cYCLOWNS\\cW sind am \\cYSTART\\cW!/",</text:p>
          </table:table-cell>
          <table:table-cell table:number-columns-repeated="6"/>
          <table:table-cell office:value-type="string" calcext:value-type="string">
            <text:p>Zeilennummer 1447: "\\E2* The \\cYCLOWNS\\cW are back in \\cYTOWN\\cW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3* Nun^1, schlechte Nachrichten^1!&amp;* Seit letzten mal.../",</text:p>
          </table:table-cell>
          <table:table-cell table:number-columns-repeated="6"/>
          <table:table-cell office:value-type="string" calcext:value-type="string">
            <text:p>Zeilennummer 1447: "\\E3* Well^1, bad news^1!&amp;* Since you last saw me several minutes ago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Habe ich ein neues Kampfteam erstellt!/",</text:p>
          </table:table-cell>
          <table:table-cell table:number-columns-repeated="6"/>
          <table:table-cell office:value-type="string" calcext:value-type="string">
            <text:p>Zeilennummer 1447: "\\E2* I've created a brand new fighting team ready to stop you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3* Nicht mal die Lilane kann mich jetzt besiegen!!/",</text:p>
          </table:table-cell>
          <table:table-cell table:number-columns-repeated="6"/>
          <table:table-cell office:value-type="string" calcext:value-type="string">
            <text:p>Zeilennummer 1447: "\\E3* Not even the purple girl can stop me now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1* Ho ho ho!!^1!&amp;* Seid ihr bereit f.../%",</text:p>
          </table:table-cell>
          <table:table-cell table:number-columns-repeated="6"/>
          <table:table-cell office:value-type="string" calcext:value-type="string">
            <text:p>Zeilennummer 1447: "\\E1* Ho ho ho!!^1!&amp;* Are you ready to be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Halt^1. Halt jetzt sei mal ruhig./",</text:p>
          </table:table-cell>
          <table:table-cell table:number-columns-repeated="6"/>
          <table:table-cell office:value-type="string" calcext:value-type="string">
            <text:p>Zeilennummer 1447: "* Stop^1.&amp;* Stop talk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"Ho ho ho?\"/",</text:p>
          </table:table-cell>
          <table:table-cell table:number-columns-repeated="6"/>
          <table:table-cell office:value-type="string" calcext:value-type="string">
            <text:p>Zeilennummer 1447: "\"Ho ho ho?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Was ist das^1.&amp;* Warum sagst du das./",</text:p>
          </table:table-cell>
          <table:table-cell table:number-columns-repeated="6"/>
          <table:table-cell office:value-type="string" calcext:value-type="string">
            <text:p>Zeilennummer 1447: "* What is that^1.&amp;* Why are you saying tha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"Ho ho ho?\"/",</text:p>
          </table:table-cell>
          <table:table-cell table:number-columns-repeated="6"/>
          <table:table-cell office:value-type="string" calcext:value-type="string">
            <text:p>Zeilennummer 1447: "\"Ho ho ho?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3* Das ist meine gemeine Lache^1!&amp;* Gruselig, oder!?/",</text:p>
          </table:table-cell>
          <table:table-cell table:number-columns-repeated="6"/>
          <table:table-cell office:value-type="string" calcext:value-type="string">
            <text:p>Zeilennummer 1447: "\\E3* It's my evil laugh^1!&amp;* Scary, right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1* Du klingst wie ein Baby Weihnachstmann./",</text:p>
          </table:table-cell>
          <table:table-cell table:number-columns-repeated="6"/>
          <table:table-cell office:value-type="string" calcext:value-type="string">
            <text:p>Zeilennummer 1447: "\\E1* You sound like baby Santa Clau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..^1.&amp;* Uh^1, Du meinst^1, auf^1 gemeine Art richtig...?/",</text:p>
          </table:table-cell>
          <table:table-cell table:number-columns-repeated="6"/>
          <table:table-cell office:value-type="string" calcext:value-type="string">
            <text:p>Zeilennummer 1447: "* ..^1.&amp;* Uh^1, you mean^1, like^1, in a badass way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KLAPPE./%",</text:p>
          </table:table-cell>
          <table:table-cell table:number-columns-repeated="6"/>
          <table:table-cell office:value-type="string" calcext:value-type="string">
            <text:p>Zeilennummer 1447: "\\E2* Shut up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DU denkst WIRKLICH,^1 dass du weißt wie man GRUSELIG ist?/",</text:p>
          </table:table-cell>
          <table:table-cell table:number-columns-repeated="6"/>
          <table:table-cell office:value-type="string" calcext:value-type="string">
            <text:p>Zeilennummer 1447: "* You REALLY think you know how to be SCAR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N..^1. nun..^1.&amp;* ich.../",</text:p>
          </table:table-cell>
          <table:table-cell table:number-columns-repeated="6"/>
          <table:table-cell office:value-type="string" calcext:value-type="string">
            <text:p>Zeilennummer 1447: "* W..^1. well..^1.&amp;* I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FALSCH./",</text:p>
          </table:table-cell>
          <table:table-cell table:number-columns-repeated="6"/>
          <table:table-cell office:value-type="string" calcext:value-type="string">
            <text:p>Zeilennummer 1447: "* Wro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Mann, willste wissen was mich an Leuten wie dich anpisst./",</text:p>
          </table:table-cell>
          <table:table-cell table:number-columns-repeated="6"/>
          <table:table-cell office:value-type="string" calcext:value-type="string">
            <text:p>Zeilennummer 1447: "\\E2* Man, wannabe tough guys like you REALLY piss me off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1* Sieh es ein^1.&amp;* Du weißt nicht mal was GRUSELIG bedeutet.../%",</text:p>
          </table:table-cell>
          <table:table-cell table:number-columns-repeated="6"/>
          <table:table-cell office:value-type="string" calcext:value-type="string">
            <text:p>Zeilennummer 1447: "\\E1* Face it^1.&amp;* You wouldn't know SCARY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selbst wenn man dich aufhebt und dir das Gesicht abbeisst./",</text:p>
          </table:table-cell>
          <table:table-cell table:number-columns-repeated="6"/>
          <table:table-cell office:value-type="string" calcext:value-type="string">
            <text:p>Zeilennummer 1447: "\\E2* If it picked you up and bit your face off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Da-das ist nicht wahr.../",</text:p>
          </table:table-cell>
          <table:table-cell table:number-columns-repeated="6"/>
          <table:table-cell office:value-type="string" calcext:value-type="string">
            <text:p>Zeilennummer 1447: "* Th-that's not tru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Oh^1, wirklich?/%",</text:p>
          </table:table-cell>
          <table:table-cell table:number-columns-repeated="6"/>
          <table:table-cell office:value-type="string" calcext:value-type="string">
            <text:p>Zeilennummer 1447: "* Oh^1, really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Warum BEWEISEN wir es nicht?/%",</text:p>
          </table:table-cell>
          <table:table-cell table:number-columns-repeated="6"/>
          <table:table-cell office:value-type="string" calcext:value-type="string">
            <text:p>Zeilennummer 1447: "* Then why don't we PROVE I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1* Wir starten mit dem Teil,.../",</text:p>
          </table:table-cell>
          <table:table-cell table:number-columns-repeated="6"/>
          <table:table-cell office:value-type="string" calcext:value-type="string">
            <text:p>Zeilennummer 1447: "\\E1* We'll start with the par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3* wo ich dein Gesicht abbeisse./%",</text:p>
          </table:table-cell>
          <table:table-cell table:number-columns-repeated="6"/>
          <table:table-cell office:value-type="string" calcext:value-type="string">
            <text:p>Zeilennummer 1447: "\\E3* Where your face gets bit off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B* AHHHHH HA HA HA HA HA HA HA HA!!!!/%",</text:p>
          </table:table-cell>
          <table:table-cell table:number-columns-repeated="6"/>
          <table:table-cell office:value-type="string" calcext:value-type="string">
            <text:p>Zeilennummer 1447: "\\EB* AHHHHH HA HA HA HA HA HA HA HA!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Ohhhhh^1, OK^1.&amp;* Verstanden!/",</text:p>
          </table:table-cell>
          <table:table-cell table:number-columns-repeated="6"/>
          <table:table-cell office:value-type="string" calcext:value-type="string">
            <text:p>Zeilennummer 1447: "* Ohhhhh^1, OK^1.&amp;* I get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2* Dank dir^1, Lilane!/",</text:p>
          </table:table-cell>
          <table:table-cell table:number-columns-repeated="6"/>
          <table:table-cell office:value-type="string" calcext:value-type="string">
            <text:p>Zeilennummer 1447: "\\E2* Thank you^1, purple gir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... was?/",</text:p>
          </table:table-cell>
          <table:table-cell table:number-columns-repeated="6"/>
          <table:table-cell office:value-type="string" calcext:value-type="string">
            <text:p>Zeilennummer 1447: "* ... Wha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Danke!&amp;* Das war nett von dir!/",</text:p>
          </table:table-cell>
          <table:table-cell table:number-columns-repeated="6"/>
          <table:table-cell office:value-type="string" calcext:value-type="string">
            <text:p>Zeilennummer 1447: "* Thanks!&amp;* It was kind of you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Du hast mir mit deiner gemeinen Lache^1, gezeigt was Gruselig ist!/",</text:p>
          </table:table-cell>
          <table:table-cell table:number-columns-repeated="6"/>
          <table:table-cell office:value-type="string" calcext:value-type="string">
            <text:p>Zeilennummer 1447: "* To teach me how to be scary^1!&amp;* With an evil laugh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Hey^1, Das war nicht.../",</text:p>
          </table:table-cell>
          <table:table-cell table:number-columns-repeated="6"/>
          <table:table-cell office:value-type="string" calcext:value-type="string">
            <text:p>Zeilennummer 1447: "* Hey^1, I wasn'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Und jetzt...!/%",</text:p>
          </table:table-cell>
          <table:table-cell table:number-columns-repeated="6"/>
          <table:table-cell office:value-type="string" calcext:value-type="string">
            <text:p>Zeilennummer 1447: "* And now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Werdet ihr verhaut!/",</text:p>
          </table:table-cell>
          <table:table-cell table:number-columns-repeated="6"/>
          <table:table-cell office:value-type="string" calcext:value-type="string">
            <text:p>Zeilennummer 1447: "* You're going to be thrashe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\\E1* AHHHHH HA HA HA HA HA HA HA HA!!!!/%",</text:p>
          </table:table-cell>
          <table:table-cell table:number-columns-repeated="6"/>
          <table:table-cell office:value-type="string" calcext:value-type="string">
            <text:p>Zeilennummer 1447: "\\E1* AHHHHH HA HA HA HA HA HA HA HA!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Frohe Weihnachten!/%",</text:p>
          </table:table-cell>
          <table:table-cell table:number-columns-repeated="6"/>
          <table:table-cell office:value-type="string" calcext:value-type="string">
            <text:p>Zeilennummer 1447: "* Merry Christma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447: "* (ich denke, das IST eine verbesserung...)/%",</text:p>
          </table:table-cell>
          <table:table-cell table:number-columns-repeated="6"/>
          <table:table-cell office:value-type="string" calcext:value-type="string">
            <text:p>Zeilennummer 1447: "* (I guess that's KIND OF an improvement...)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04:52.199000000</meta:creation-date>
    <dc:date>2023-06-18T22:13:31.221000000</dc:date>
    <meta:editing-duration>PT19M32S</meta:editing-duration>
    <meta:editing-cycles>7</meta:editing-cycles>
    <meta:generator>LibreOffice/7.4.3.2$Windows_X86_64 LibreOffice_project/1048a8393ae2eeec98dff31b5c133c5f1d08b890</meta:generator>
    <meta:document-statistic meta:table-count="10" meta:cell-count="598" meta:object-count="0"/>
  </office:meta>
</office:document-meta>
</file>